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dd4814"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ccc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cc"/>
    </style:style>
    <style:style style:name="ce9" style:family="table-cell" style:parent-style-name="Default">
      <style:table-cell-properties fo:background-color="#ccffcc"/>
    </style:style>
    <style:style style:name="ce10" style:family="table-cell" style:parent-style-name="Default">
      <style:table-cell-properties fo:background-color="#dddddd" fo:border="0.06pt solid #000000"/>
      <style:text-properties fo:color="#dd4814" fo:font-weight="bold" style:font-weight-asian="bold" style:font-weight-complex="bold"/>
    </style:style>
    <style:style style:name="ce1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color="#0000cc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Jaimin Modi- Trainee (Android)</text:p>
          </table:table-cell>
          <table:covered-table-cell table:number-columns-repeated="3" table:style-name="ce6"/>
          <table:table-cell table:style-name="ce6" table:number-columns-repeated="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9" table:number-rows-spanned="1">
            <text:p>TOTAL DAYS OF TRAINING</text:p>
          </table:table-cell>
          <table:covered-table-cell table:number-columns-repeated="8" table:style-name="ce6"/>
          <table:table-cell table:number-columns-repeated="4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S COUNT</text:p>
          </table:table-cell>
          <table:table-cell table:style-name="ce3" office:value-type="string" calcext:value-type="string">
            <text:p>Day</text:p>
          </table:table-cell>
          <table:table-cell table:style-name="ce10" office:value-type="string" calcext:value-type="string">
            <text:p>Description</text:p>
          </table:table-cell>
          <table:table-cell table:number-columns-repeated="9"/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  <table:table-cell table:style-name="ce11" office:value-type="string" calcext:value-type="string" table:number-columns-spanned="3" table:number-rows-spanned="1">
            <text:p>WD : Working Day</text:p>
          </table:table-cell>
          <table:covered-table-cell table:number-columns-repeated="2"/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5" calcext:value-type="date">
            <text:p>25/03/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7" calcext:value-type="date">
            <text:p>27/03/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1" calcext:value-type="date">
            <text:p>31/03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2" calcext:value-type="date">
            <text:p>02/04/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3" calcext:value-type="date">
            <text:p>03/04/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7" calcext:value-type="date">
            <text:p>07/04/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8" calcext:value-type="date">
            <text:p>08/04/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9" calcext:value-type="date">
            <text:p>09/04/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0" calcext:value-type="date">
            <text:p>10/04/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3" calcext:value-type="date">
            <text:p>13/04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4" calcext:value-type="date">
            <text:p>14/04/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5" calcext:value-type="date">
            <text:p>15/04/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6" calcext:value-type="date">
            <text:p>16/04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0" calcext:value-type="date">
            <text:p>20/04/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1" calcext:value-type="date">
            <text:p>21/04/15</text:p>
          </table:table-cell>
          <table:table-cell office:value-type="string" calcext:value-type="string">
            <text:p>null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LEAVE : project practice</text:p>
          </table:table-cell>
          <table:table-cell table:number-columns-repeated="9"/>
        </table:table-row>
        <table:table-row table:style-name="ro1">
          <table:table-cell office:value-type="date" office:date-value="2015-04-22" calcext:value-type="date">
            <text:p>22/04/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3" calcext:value-type="date">
            <text:p>23/04/15</text:p>
          </table:table-cell>
          <table:table-cell office:value-type="string" calcext:value-type="string">
            <text:p>null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LEAVE : project submition</text:p>
          </table:table-cell>
          <table:table-cell table:number-columns-repeated="9"/>
        </table:table-row>
        <table:table-row table:style-name="ro1">
          <table:table-cell office:value-type="date" office:date-value="2015-04-24" calcext:value-type="date">
            <text:p>24/04/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7" calcext:value-type="date">
            <text:p>27/04/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8" calcext:value-type="date">
            <text:p>28/04/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9" calcext:value-type="date">
            <text:p>29/04/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7" calcext:value-type="date">
            <text:p>07/05/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8" calcext:value-type="date">
            <text:p>08/05/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9" calcext:value-type="date">
            <text:p>09/05/15</text:p>
          </table:table-cell>
          <table:table-cell office:value-type="float" office:value="38" calcext:value-type="float">
            <text:p>38</text:p>
          </table:table-cell>
          <table:table-cell table:style-name="ce9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0" calcext:value-type="date">
            <text:p>10/05/15</text:p>
          </table:table-cell>
          <table:table-cell office:value-type="float" office:value="39" calcext:value-type="float">
            <text:p>39</text:p>
          </table:table-cell>
          <table:table-cell table:style-name="ce9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1" calcext:value-type="date">
            <text:p>11/05/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3" calcext:value-type="date">
            <text:p>13/05/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6" calcext:value-type="date">
            <text:p>16/05/15</text:p>
          </table:table-cell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7" calcext:value-type="date">
            <text:p>17/05/15</text:p>
          </table:table-cell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8" calcext:value-type="date">
            <text:p>18/05/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2" calcext:value-type="date">
            <text:p>22/05/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3" calcext:value-type="date">
            <text:p>23/05/15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Saturday</text:p>
          </table:table-cell>
          <table:table-cell office:value-type="string" calcext:value-type="string">
            <text:p>WD </text:p>
          </table:table-cell>
          <table:table-cell table:number-columns-repeated="9"/>
        </table:table-row>
        <table:table-row table:style-name="ro1">
          <table:table-cell office:value-type="date" office:date-value="2015-05-25" calcext:value-type="date">
            <text:p>25/05/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5-26" calcext:value-type="date">
            <text:p>26/05/15</text:p>
          </table:table-cell>
          <table:table-cell office:value-type="string" calcext:value-type="string">
            <text:p>null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LEAVE : poor health</text:p>
          </table:table-cell>
          <table:table-cell table:number-columns-repeated="9"/>
        </table:table-row>
        <table:table-row table:style-name="ro1">
          <table:table-cell office:value-type="date" office:date-value="2015-05-27" calcext:value-type="date">
            <text:p>27/05/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8" calcext:value-type="date">
            <text:p>28/05/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9" calcext:value-type="date">
            <text:p>29/05/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2" calcext:value-type="date">
            <text:p>02/06/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3" calcext:value-type="date">
            <text:p>03/06/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4" calcext:value-type="date">
            <text:p>04/06/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5" calcext:value-type="date">
            <text:p>05/06/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9" calcext:value-type="date">
            <text:p>09/06/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0" calcext:value-type="date">
            <text:p>10/06/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1" calcext:value-type="date">
            <text:p>11/06/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6" calcext:value-type="date">
            <text:p>16/06/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7" calcext:value-type="date">
            <text:p>17/06/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 table:number-rows-repeated="14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11:10:21.510126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54:52.311941431</meta:creation-date>
    <dc:date>2015-06-17T11:10:57.057594175</dc:date>
    <meta:editing-duration>PT35M22S</meta:editing-duration>
    <meta:editing-cycles>25</meta:editing-cycles>
    <meta:generator>LibreOffice/4.2.7.2$Linux_X86_64 LibreOffice_project/420m0$Build-2</meta:generator>
    <meta:document-statistic meta:table-count="1" meta:cell-count="287" meta:object-count="0"/>
  </office:meta>
</office:document-meta>
</file>